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solid" draw:fill-color="#cfe7f5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5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41cm" svg:y1="0cm" svg:x2="10.541cm" svg:y2="21.59cm">
          <text:p/>
        </draw:line>
        <draw:line draw:style-name="gr1" draw:text-style-name="P1" draw:layer="layout" svg:x1="18.034cm" svg:y1="0cm" svg:x2="17.907cm" svg:y2="21.59cm">
          <text:p/>
        </draw:line>
        <draw:rect draw:style-name="gr2" draw:text-style-name="P1" draw:layer="layout" svg:width="5.461cm" svg:height="1.397cm" svg:x="4.572cm" svg:y="8.636cm">
          <text:p text:style-name="P1">fluentd-sidecar</text:p>
        </draw:rect>
        <draw:rect draw:style-name="gr2" draw:text-style-name="P2" draw:layer="layout" svg:width="5.334cm" svg:height="1.397cm" svg:x="4.826cm" svg:y="6.731cm">
          <text:p text:style-name="P1"><text:span text:style-name="T1">Fluentbit set (stdout)</text:span></text:p>
        </draw:rect>
        <draw:rect draw:style-name="gr2" draw:text-style-name="P1" draw:layer="layout" svg:width="5.207cm" svg:height="1.397cm" svg:x="4.699cm" svg:y="2.286cm">
          <text:p text:style-name="P1">stdout</text:p>
        </draw:rect>
        <draw:line draw:style-name="gr3" draw:text-style-name="P1" draw:layer="layout" svg:x1="27.94cm" svg:y1="1.651cm" svg:x2="0cm" svg:y2="1.778cm">
          <text:p/>
        </draw:line>
        <draw:frame draw:style-name="gr4" draw:text-style-name="P1" draw:layer="layout" svg:width="7.874cm" svg:height="1.675cm" svg:x="0.889cm" svg:y="0.381cm">
          <draw:text-box>
            <text:p text:style-name="P1">SOURCE / TRANSPORT</text:p>
          </draw:text-box>
        </draw:frame>
        <draw:frame draw:style-name="gr5" draw:layer="layout" svg:width="7.239cm" svg:height="0.963cm" svg:x="11.176cm" svg:y="0.381cm">
          <draw:text-box>
            <text:p>DESTINATION</text:p>
          </draw:text-box>
        </draw:frame>
        <draw:rect draw:style-name="gr2" draw:text-style-name="P1" draw:layer="layout" svg:width="8.382cm" svg:height="1.651cm" svg:x="1.524cm" svg:y="15.367cm">
          <text:p text:style-name="P1">timeseries</text:p>
        </draw:rect>
        <draw:frame draw:style-name="gr5" draw:layer="layout" svg:width="7.239cm" svg:height="0.963cm" svg:x="19.685cm" svg:y="0.381cm">
          <draw:text-box>
            <text:p>UI/PresentationLayer</text:p>
          </draw:text-box>
        </draw:frame>
        <draw:rect draw:style-name="gr2" draw:text-style-name="P1" draw:layer="layout" svg:width="4.191cm" svg:height="1.397cm" svg:x="20.574cm" svg:y="6.858cm">
          <text:p text:style-name="P1">Kibana</text:p>
        </draw:rect>
        <draw:rect draw:style-name="gr2" draw:text-style-name="P1" draw:layer="layout" svg:width="4.191cm" svg:height="1.397cm" svg:x="20.701cm" svg:y="10.795cm">
          <text:p text:style-name="P1">Grafana</text:p>
        </draw:rect>
        <draw:rect draw:style-name="gr6" draw:text-style-name="P1" draw:layer="layout" svg:width="4.191cm" svg:height="1.397cm" svg:x="20.447cm" svg:y="18.288cm">
          <text:p/>
        </draw:rect>
        <draw:frame draw:style-name="gr7" draw:layer="layout" svg:width="0.502cm" svg:height="1.204cm" svg:x="21.463cm" svg:y="15.113cm">
          <draw:text-box>
            <text:p/>
          </draw:text-box>
        </draw:frame>
        <draw:frame draw:style-name="gr8" draw:layer="layout" svg:width="2.653cm" svg:height="0.963cm" svg:x="21.209cm" svg:y="18.542cm">
          <draw:text-box>
            <text:p>PromUI</text:p>
          </draw:text-box>
        </draw:frame>
        <draw:ellipse draw:style-name="gr2" draw:text-style-name="P1" draw:layer="layout" svg:width="5.715cm" svg:height="3.048cm" svg:x="11.049cm" svg:y="2.921cm">
          <text:p text:style-name="P1">Stackdriver</text:p>
        </draw:ellipse>
        <draw:ellipse draw:style-name="gr2" draw:text-style-name="P1" draw:layer="layout" svg:width="5.715cm" svg:height="3.048cm" svg:x="11.176cm" svg:y="7.874cm">
          <text:p text:style-name="P1">Elasticsearch</text:p>
        </draw:ellipse>
        <draw:ellipse draw:style-name="gr2" draw:text-style-name="P1" draw:layer="layout" svg:width="5.715cm" svg:height="3.048cm" svg:x="11.049cm" svg:y="16.129cm">
          <text:p text:style-name="P1">Thanos</text:p>
        </draw:ellipse>
        <draw:line draw:style-name="gr9" draw:text-style-name="P1" draw:layer="layout" svg:x1="9.398cm" svg:y1="15.621cm" svg:x2="12.446cm" svg:y2="10.541cm">
          <text:p/>
        </draw:line>
        <draw:line draw:style-name="gr9" draw:text-style-name="P1" draw:layer="layout" svg:x1="16.891cm" svg:y1="9.017cm" svg:x2="20.955cm" svg:y2="7.62cm">
          <text:p/>
        </draw:line>
        <draw:rect draw:style-name="gr2" draw:text-style-name="P1" draw:layer="layout" svg:width="7.747cm" svg:height="1.397cm" svg:x="19.558cm" svg:y="4.826cm">
          <text:p text:style-name="P1">Stackdriver Error Console</text:p>
        </draw:rect>
        <draw:rect draw:style-name="gr2" draw:text-style-name="P1" draw:layer="layout" svg:width="5.207cm" svg:height="1.397cm" svg:x="4.572cm" svg:y="4.064cm">
          <text:p text:style-name="P1">stderr</text:p>
        </draw:rect>
        <draw:line draw:style-name="gr9" draw:text-style-name="P1" draw:layer="layout" svg:x1="15.748cm" svg:y1="17.272cm" svg:x2="20.955cm" svg:y2="19.304cm">
          <text:p/>
        </draw:line>
        <draw:line draw:style-name="gr9" draw:text-style-name="P1" draw:layer="layout" svg:x1="16.764cm" svg:y1="10.033cm" svg:x2="21.209cm" svg:y2="11.557cm">
          <text:p/>
        </draw:line>
        <draw:rect draw:style-name="gr2" draw:text-style-name="P1" draw:layer="layout" svg:width="4.826cm" svg:height="1.651cm" svg:x="4.699cm" svg:y="12.954cm">
          <text:p text:style-name="P1">apm-agent</text:p>
        </draw:rect>
        <draw:rect draw:style-name="gr2" draw:text-style-name="P1" draw:layer="layout" svg:width="7.747cm" svg:height="1.397cm" svg:x="19.431cm" svg:y="2.54cm">
          <text:p text:style-name="P1">Stackdriver Log Console</text:p>
        </draw:rect>
        <draw:line draw:style-name="gr9" draw:text-style-name="P1" draw:layer="layout" svg:x1="16.129cm" svg:y1="4.572cm" svg:x2="19.812cm" svg:y2="3.302cm">
          <text:p/>
        </draw:line>
        <draw:line draw:style-name="gr9" draw:text-style-name="P1" draw:layer="layout" svg:x1="16.383cm" svg:y1="4.826cm" svg:x2="19.939cm" svg:y2="5.588cm">
          <text:p/>
        </draw:line>
        <draw:line draw:style-name="gr9" draw:text-style-name="P1" draw:layer="layout" svg:x1="15.748cm" svg:y1="16.764cm" svg:x2="21.209cm" svg:y2="11.938cm">
          <text:p/>
        </draw:line>
        <draw:line draw:style-name="gr9" draw:text-style-name="P1" draw:layer="layout" svg:x1="9.398cm" svg:y1="13.208cm" svg:x2="12.319cm" svg:y2="10.541cm">
          <text:p/>
        </draw:line>
        <draw:rect draw:style-name="gr2" draw:text-style-name="P3" draw:layer="layout" svg:width="3.937cm" svg:height="8.509cm" svg:x="0.381cm" svg:y="6.096cm">
          <text:p text:style-name="P1"><text:span text:style-name="T2">Api-web</text:span></text:p>
          <text:p text:style-name="P1"><text:span text:style-name="T2"/></text:p>
          <text:p text:style-name="P1"><text:span text:style-name="T2">Www-web</text:span></text:p>
          <text:p text:style-name="P1"><text:span text:style-name="T2"/></text:p>
          <text:p text:style-name="P1"><text:span text:style-name="T2">Sparrow-api-web</text:span></text:p>
          <text:p text:style-name="P1"><text:span text:style-name="T2"/></text:p>
          <text:p text:style-name="P1"><text:span text:style-name="T2">Player-service-web</text:span></text:p>
          <text:p text:style-name="P1"><text:span text:style-name="T2"/></text:p>
          <text:p text:style-name="P1"><text:span text:style-name="T2">Sparrow-api</text:span></text:p>
          <text:p text:style-name="P1"><text:span text:style-name="T2"/></text:p>
          <text:p text:style-name="P1"><text:span text:style-name="T2">Proxy-web</text:span></text:p>
          <text:p text:style-name="P1"><text:span text:style-name="T2"/></text:p>
          <text:p text:style-name="P1"><text:span text:style-name="T2">Cms-web</text:span></text:p>
          <text:p text:style-name="P1"><text:span text:style-name="T2"/></text:p>
        </draw:rect>
        <draw:rect draw:style-name="gr2" draw:text-style-name="P1" draw:layer="layout" svg:width="5.08cm" svg:height="1.397cm" svg:x="0.254cm" svg:y="17.653cm">
          <text:p text:style-name="P1">Fastly</text:p>
        </draw:rect>
        <draw:rect draw:style-name="gr2" draw:text-style-name="P1" draw:layer="layout" svg:width="9.525cm" svg:height="1.397cm" svg:x="0cm" svg:y="19.812cm">
          <text:p text:style-name="P1">Prometheus</text:p>
        </draw:rect>
        <draw:line draw:style-name="gr9" draw:text-style-name="P1" draw:layer="layout" svg:x1="9.144cm" svg:y1="19.685cm" svg:x2="11.684cm" svg:y2="18.923cm">
          <text:p/>
        </draw:line>
        <draw:rect draw:style-name="gr2" draw:text-style-name="P1" draw:layer="layout" svg:width="4.064cm" svg:height="1.27cm" svg:x="5.715cm" svg:y="17.653cm">
          <text:p text:style-name="P1">kafka</text:p>
        </draw:rect>
        <draw:line draw:style-name="gr9" draw:text-style-name="P1" draw:layer="layout" svg:x1="9.398cm" svg:y1="18.288cm" svg:x2="13.081cm" svg:y2="10.795cm">
          <text:p/>
        </draw:line>
        <draw:line draw:style-name="gr9" draw:text-style-name="P1" draw:layer="layout" svg:x1="4.191cm" svg:y1="18.415cm" svg:x2="6.223cm" svg:y2="18.288cm">
          <text:p/>
        </draw:line>
        <draw:rect draw:style-name="gr2" draw:text-style-name="P1" draw:layer="layout" svg:width="3.81cm" svg:height="1.905cm" svg:x="0.381cm" svg:y="3.048cm">
          <text:p text:style-name="P1">K8s system</text:p>
        </draw:rect>
        <draw:line draw:style-name="gr9" draw:text-style-name="P1" draw:layer="layout" svg:x1="9.525cm" svg:y1="2.921cm" svg:x2="11.938cm" svg:y2="4.318cm">
          <text:p/>
        </draw:line>
        <draw:line draw:style-name="gr9" draw:text-style-name="P1" draw:layer="layout" svg:x1="9.398cm" svg:y1="5.08cm" svg:x2="11.684cm" svg:y2="4.445cm">
          <text:p/>
        </draw:line>
        <draw:line draw:style-name="gr9" draw:text-style-name="P1" draw:layer="layout" svg:x1="4.064cm" svg:y1="3.556cm" svg:x2="5.334cm" svg:y2="3.175cm">
          <text:p/>
        </draw:line>
        <draw:line draw:style-name="gr9" draw:text-style-name="P1" draw:layer="layout" svg:x1="3.937cm" svg:y1="4.318cm" svg:x2="5.715cm" svg:y2="4.826cm">
          <text:p/>
        </draw:line>
        <draw:line draw:style-name="gr9" draw:text-style-name="P1" draw:layer="layout" svg:x1="3.683cm" svg:y1="4.572cm" svg:x2="6.477cm" svg:y2="7.112cm">
          <text:p/>
        </draw:line>
        <draw:line draw:style-name="gr9" draw:text-style-name="P1" draw:layer="layout" svg:x1="9.906cm" svg:y1="7.112cm" svg:x2="12.192cm" svg:y2="5.08cm">
          <text:p/>
        </draw:line>
        <draw:line draw:style-name="gr9" draw:text-style-name="P1" draw:layer="layout" svg:x1="9.906cm" svg:y1="7.62cm" svg:x2="12.192cm" svg:y2="8.763cm">
          <text:p/>
        </draw:line>
        <draw:line draw:style-name="gr9" draw:text-style-name="P1" draw:layer="layout" svg:x1="3.937cm" svg:y1="8.255cm" svg:x2="5.08cm" svg:y2="7.747cm">
          <text:p/>
        </draw:line>
        <draw:line draw:style-name="gr9" draw:text-style-name="P1" draw:layer="layout" svg:x1="3.937cm" svg:y1="9.652cm" svg:x2="5.08cm" svg:y2="9.652cm">
          <text:p/>
        </draw:line>
        <draw:line draw:style-name="gr9" draw:text-style-name="P1" draw:layer="layout" svg:x1="3.683cm" svg:y1="11.684cm" svg:x2="5.207cm" svg:y2="13.335cm">
          <text:p/>
        </draw:line>
        <draw:line draw:style-name="gr9" draw:text-style-name="P1" draw:layer="layout" svg:x1="15.621cm" svg:y1="5.334cm" svg:x2="21.209cm" svg:y2="11.176cm">
          <text:p/>
        </draw:line>
        <draw:line draw:style-name="gr9" draw:text-style-name="P1" draw:layer="layout" svg:x1="9.525cm" svg:y1="9.652cm" svg:x2="13.462cm" svg:y2="5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 D</meta:initial-creator>
    <meta:creation-date>2022-09-16T11:05:22.16</meta:creation-date>
    <dc:date>2022-09-16T16:28:06.15</dc:date>
    <dc:creator>R D</dc:creator>
    <meta:editing-duration>PT2M22S</meta:editing-duration>
    <meta:editing-cycles>2</meta:editing-cycles>
    <meta:generator>OpenOffice/4.1.13$Win32 OpenOffice.org_project/4113m1$Build-9810</meta:generator>
    <meta:document-statistic meta:object-count="50"/>
  </office:meta>
</office:document-meta>
</file>